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cm" fo:min-width="5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4.901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cm" svg:height="1.9cm" svg:x="7.3cm" svg:y="1.8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9cm" svg:x="7.2cm" svg:y="5.3cm">
          <text:p text:style-name="P1"><text:span text:style-name="T1">JP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9cm" svg:x="7.2cm" svg:y="8.9cm">
          <text:p text:style-name="P1"><text:span text:style-name="T1">Hibern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9cm" svg:x="7.2cm" svg:y="12.4cm">
          <text:p text:style-name="P1"><text:span text:style-name="T1">JDB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2.4cm" svg:x="7.6cm" svg:y="16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0.3cm" svg:y1="3.7cm" svg:x2="10.3cm" svg:y2="5.3cm">
          <text:p/>
        </draw:line>
        <draw:line draw:style-name="gr3" draw:text-style-name="P1" draw:layer="layout" svg:x1="10.3cm" svg:y1="7.2cm" svg:x2="10.3cm" svg:y2="9cm">
          <text:p/>
        </draw:line>
        <draw:line draw:style-name="gr3" draw:text-style-name="P1" draw:layer="layout" svg:x1="10.2cm" svg:y1="10.8cm" svg:x2="10.2cm" svg:y2="12.5cm">
          <text:p/>
        </draw:line>
        <draw:line draw:style-name="gr3" draw:text-style-name="P1" draw:layer="layout" svg:x1="10.2cm" svg:y1="14.3cm" svg:x2="10.2cm" svg:y2="16.1cm">
          <text:p/>
        </draw:line>
        <draw:frame draw:style-name="gr4" draw:text-style-name="P3" draw:layer="layout" svg:width="6.6cm" svg:height="1cm" svg:x="11.2cm" svg:y="4.1cm">
          <draw:text-box>
            <text:p>JPA Interfaces usage</text:p>
          </draw:text-box>
        </draw:frame>
        <draw:frame draw:style-name="gr5" draw:text-style-name="P3" draw:layer="layout" svg:width="8.1cm" svg:height="1.673cm" svg:x="11.1cm" svg:y="7.5cm">
          <draw:text-box>
            <text:p>JPA Implementation usage</text:p>
          </draw:text-box>
        </draw:frame>
        <draw:frame draw:style-name="gr5" draw:text-style-name="P3" draw:layer="layout" svg:width="8.9cm" svg:height="1.673cm" svg:x="11cm" svg:y="11.2cm">
          <draw:text-box>
            <text:p>JDBC Implementation usage</text:p>
          </draw:text-box>
        </draw:frame>
        <draw:frame draw:style-name="gr5" draw:text-style-name="P3" draw:layer="layout" svg:width="8.9cm" svg:height="1.673cm" svg:x="10.9cm" svg:y="14.7cm">
          <draw:text-box>
            <text:p>DDL and DML u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00:35:14.699096083</meta:creation-date>
    <dc:date>2018-11-06T00:38:08.283764501</dc:date>
    <meta:editing-duration>PT2M48S</meta:editing-duration>
    <meta:editing-cycles>12</meta:editing-cycles>
    <meta:generator>LibreOffice/5.1.6.2$Linux_X86_64 LibreOffice_project/10m0$Build-2</meta:generator>
    <meta:document-statistic meta:object-count="13"/>
  </office:meta>
</office:document-meta>
</file>